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HTML">
      <style:table-properties style:width="19.001cm" style:page-number="auto" table:align="margins"/>
    </style:style>
    <style:style style:name="Таблица1.A" style:family="table-column">
      <style:table-column-properties style:column-width="6.759cm" style:rel-column-width="23311*"/>
    </style:style>
    <style:style style:name="Таблица1.B" style:family="table-column">
      <style:table-column-properties style:column-width="12.241cm" style:rel-column-width="42224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Text_20_body" style:list-style-name="L1">
      <style:paragraph-properties fo:margin-top="0.176cm" fo:margin-bottom="0.212cm" style:writing-mode="lr-tb"/>
    </style:style>
    <style:style style:name="P9" style:family="paragraph" style:parent-style-name="Text_20_body" style:list-style-name="L1">
      <style:paragraph-properties fo:margin-top="0.176cm" fo:margin-bottom="0.212cm" style:writing-mode="lr-tb"/>
      <style:text-properties fo:language="en" fo:country="US"/>
    </style:style>
    <style:style style:name="P10" style:family="paragraph" style:parent-style-name="Text_20_body" style:list-style-name="L2">
      <style:paragraph-properties fo:margin-top="0.176cm" fo:margin-bottom="0.212cm" style:writing-mode="lr-tb"/>
      <style:text-properties fo:language="en" fo:country="US"/>
    </style:style>
    <style:style style:name="P11" style:family="paragraph" style:parent-style-name="Text_20_body" style:list-style-name="L2">
      <style:paragraph-properties fo:margin-top="0.176cm" fo:margin-bottom="0.212cm" style:writing-mode="lr-tb"/>
    </style:style>
    <style:style style:name="T1" style:family="text">
      <style:text-properties style:font-name="Times New Roman3" fo:font-size="14pt" fo:language="en" fo:country="US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4cm" svg:height="0.873cm" draw:z-index="0"><draw:image xlink:href="../../odt_eng/images/3019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Signal reading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5.56cm" svg:height="1.3cm" draw:z-index="0"><draw:image xlink:href="../../odt_eng/images/3019_in_scheme.png" xlink:type="simple" xlink:show="embed" xlink:actuate="onLoad"/></draw:frame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T1">The unit reads out data from a local list of project signals (or from the list of signals connected to the data base).</text:span> <text:span text:style-name="T1">On double-clicking the unit, the editor for the list of read out variables appears</text:span>:</text:p>
            <text:p text:style-name="P6"><draw:frame draw:style-name="fr1" draw:name="Графический объект3" text:anchor-type="as-char" svg:width="17.221cm" svg:height="7.511cm" draw:z-index="0"><draw:image xlink:href="../../odt_eng/images/3019_prop.png" xlink:type="simple" xlink:show="embed" xlink:actuate="onLoad"/></draw:frame></text:p>
            <text:p text:style-name="Text_20_body"><text:span text:style-name="T2">Variable name is set in the field “Signal Name”.</text:span> <text:span text:style-name="T2">A devoted signal corresponds to each output of the unit.</text:span></text:p>
            <text:p text:style-name="P5">Purpose of the table fields:</text:p>
            <text:list xml:id="list5230318316472233279" text:style-name="L1">
              <text:list-item>
                <text:p text:style-name="P9">No. — serial number of the signal (and of the unit output, correspondingly) is assigned.</text:p>
              </text:list-item>
              <text:list-item>
                <text:p text:style-name="P9">ID – identifier of the signal (output).</text:p>
              </text:list-item>
              <text:list-item>
                <text:p text:style-name="P9">Source – description of signal “departure point” (wherefrom the signal comes).</text:p>
              </text:list-item>
              <text:list-item>
                <text:p text:style-name="P9">Marking – signal (or signal source) marking.</text:p>
              </text:list-item>
              <text:list-item>
                <text:p text:style-name="P8"><text:span text:style-name="T2">Signal (setting) – signal designation or name.</text:span> <text:span text:style-name="T2">It is used when creating algorithms for generation of signals (settings) from control units for gates, motors, etc.</text:span></text:p>
              </text:list-item>
              <text:list-item>
                <text:p text:style-name="P9">Signal name – name of a variable to be read out from the data base.</text:p>
              </text:list-item>
            </text:list>
            <text:p text:style-name="P4"><text:span text:style-name="T2">Unit name is assigned in the bottom portion.</text:span> <text:span text:style-name="T2">To the right there are options, which can be used for setting the unit appearance in the diagram, its heading display and layout of unit ports.</text:span></text:p>
            <text:p text:style-name="P5">Properties:</text:p>
            <text:list xml:id="list2743751585720703337" text:style-name="L2">
              <text:list-item>
                <text:p text:style-name="P10">Auto reset.</text:p>
              </text:list-item>
              <text:list-item>
                <text:p text:style-name="P11"><text:span text:style-name="T1">Calculate with a one-step delay.</text:span> 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Чтение сигналов</dc:title>
    <dc:date>2012-03-05T21:09:32.11</dc:date>
    <meta:editing-cycles>81</meta:editing-cycles>
    <meta:editing-duration>PT3H49M11S</meta:editing-duration>
    <dc:creator>Александр </dc:creator>
    <meta:document-statistic meta:table-count="1" meta:image-count="3" meta:object-count="0" meta:page-count="1" meta:paragraph-count="19" meta:word-count="197" meta:character-count="1101"/>
    <meta:user-defined meta:name="Поле 1"/>
    <meta:user-defined meta:name="Поле 2"/>
    <meta:user-defined meta:name="Поле 3"/>
    <meta:user-defined meta:name="Поле 4"/>
  </office:meta>
</office:document-meta>
</file>